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mages.createClosedFolder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4">
            <text:p text:style-name="Table_20_Contents">154</text:p>
          </table:table-cell>
        </table:table-row>
        <table:table-row>
          <table:table-cell office:value-type="string">
            <text:p text:style-name="Table_20_Contents">DefaultImages.createLeaf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1">
            <text:p text:style-name="Table_20_Contents">151</text:p>
          </table:table-cell>
        </table:table-row>
        <table:table-row>
          <table:table-cell office:value-type="string">
            <text:p text:style-name="Table_20_Contents">DefaultImages.createOpenFolder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7">
            <text:p text:style-name="Table_20_Contents">1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